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06cm" draw:marker-start-width="1.258cm" draw:marker-end-width="1.258cm" draw:fill="none" draw:textarea-vertical-align="middle" fo:padding-top="0.477cm" fo:padding-bottom="0.477cm" fo:padding-left="0.602cm" fo:padding-right="0.602cm"/>
    </style:style>
    <style:style style:name="gr2" style:family="graphic" style:parent-style-name="objectwithoutfill">
      <style:graphic-properties svg:stroke-width="0.706cm" draw:marker-start-width="1.259cm" draw:marker-end-width="1.259cm" draw:fill="none" draw:textarea-vertical-align="middle" fo:padding-top="0.478cm" fo:padding-bottom="0.478cm" fo:padding-left="0.603cm" fo:padding-right="0.603cm"/>
    </style:style>
    <style:style style:name="gr3" style:family="graphic" style:parent-style-name="objectwithoutfill">
      <style:graphic-properties draw:stroke="solid" svg:stroke-width="0.706cm" draw:marker-start="" draw:marker-start-width="1.259cm" draw:marker-end-width="1.259cm" draw:fill="none" draw:textarea-vertical-align="middle" fo:padding-top="0.478cm" fo:padding-bottom="0.478cm" fo:padding-left="0.603cm" fo:padding-right="0.603cm"/>
    </style:style>
    <style:style style:name="gr4" style:family="graphic" style:parent-style-name="standard">
      <style:graphic-properties draw:stroke="none" draw:marker-start="" draw:fill="none" draw:fill-color="#ffffff" draw:opacity="100%" draw:textarea-horizontal-align="justify" draw:textarea-vertical-align="middle" draw:auto-grow-height="false" fo:min-height="2.75cm" fo:min-width="2.5cm"/>
    </style:style>
    <style:style style:name="gr5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6" style:family="graphic" style:parent-style-name="standard">
      <style:graphic-properties svg:stroke-width="0.035cm" svg:stroke-color="#ffffff" draw:marker-start-width="0.253cm" draw:marker-end-width="0.253cm" draw:fill-color="#000000" draw:opacity="100%" draw:textarea-horizontal-align="justify" draw:textarea-vertical-align="middle" draw:auto-grow-height="false" fo:min-height="0cm" fo:min-width="0cm" fo:padding-top="0.143cm" fo:padding-bottom="0.143cm" fo:padding-left="0.268cm" fo:padding-right="0.268cm" style:protect="position size"/>
    </style:style>
    <style:style style:name="gr7" style:family="graphic" style:parent-style-name="standard">
      <style:graphic-properties svg:stroke-width="0.212cm" svg:stroke-color="#999999" draw:marker-start-width="0.518cm" draw:marker-end-width="0.518cm" draw:fill-color="#99999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8" style:family="graphic" style:parent-style-name="standard">
      <style:graphic-properties draw:stroke="none" draw:fill="none" draw:fill-color="#ffffff" draw:opacity="100%" draw:textarea-horizontal-align="justify" draw:textarea-vertical-align="middle" draw:auto-grow-height="false" fo:min-height="2.75cm" fo:min-width="2.5cm"/>
    </style:style>
    <style:style style:name="gr9" style:family="graphic" style:parent-style-name="standard">
      <style:graphic-properties svg:stroke-color="#999999" draw:fill-color="#999999" draw:textarea-horizontal-align="justify" draw:textarea-vertical-align="middle" draw:auto-grow-height="false" fo:min-height="0.104cm" fo:min-width="0cm" style:protect="position siz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999999" draw:fill-color="#999999" draw:textarea-horizontal-align="justify" draw:textarea-vertical-align="middle" draw:auto-grow-height="false" fo:min-height="0.25cm" fo:min-width="0cm" style:protect="position size"/>
    </style:style>
    <style:style style:name="gr12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.038cm" fo:min-width="0cm" fo:padding-top="0.231cm" fo:padding-bottom="0.231cm" fo:padding-left="0.356cm" fo:padding-right="0.356cm" style:protect="position size"/>
    </style:style>
    <style:style style:name="gr13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.068cm" fo:min-width="0cm" fo:padding-top="0.231cm" fo:padding-bottom="0.231cm" fo:padding-left="0.356cm" fo:padding-right="0.356cm" style:protect="position size"/>
    </style:style>
    <style:style style:name="gr14" style:family="graphic" style:parent-style-name="objectwithoutfill">
      <style:graphic-properties svg:stroke-width="0.706cm" draw:marker-start-width="1.26cm" draw:marker-end-width="1.26cm" draw:fill="none" draw:textarea-vertical-align="middle" fo:padding-top="0.479cm" fo:padding-bottom="0.479cm" fo:padding-left="0.604cm" fo:padding-right="0.604cm"/>
    </style:style>
    <style:style style:name="gr15" style:family="graphic" style:parent-style-name="standard">
      <style:graphic-properties svg:stroke-width="0.212cm" svg:stroke-color="#ff0000" draw:marker-start-width="0.518cm" draw:marker-end-width="0.518cm" draw:fill-color="#ff0000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16" style:family="graphic" style:parent-style-name="standard">
      <style:graphic-properties svg:stroke-width="0.212cm" svg:stroke-color="#000000" draw:marker-start-width="0.518cm" draw:marker-end-width="0.518cm" draw:fill-color="#ff0000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17" style:family="graphic" style:parent-style-name="standard">
      <style:graphic-properties svg:stroke-width="0.212cm" svg:stroke-color="#000000" draw:marker-start-width="0.518cm" draw:marker-end-width="0.518cm" draw:fill-color="#00a933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1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width="0.035cm" svg:stroke-color="#ffffff" draw:marker-start-width="0.253cm" draw:marker-end-width="0.253cm" draw:fill-color="#000000" draw:opacity="100%" draw:textarea-horizontal-align="justify" draw:textarea-vertical-align="middle" draw:auto-grow-height="false" fo:min-height="0.068cm" fo:min-width="0cm" fo:padding-top="0.143cm" fo:padding-bottom="0.143cm" fo:padding-left="0.268cm" fo:padding-right="0.268cm" style:protect="position size"/>
    </style:style>
    <style:style style:name="gr20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2.75cm" fo:min-width="2.5cm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/>
    </style:style>
    <style:style style:name="P3" style:family="paragraph">
      <loext:graphic-properties draw:fill-color="#ffde59" draw:opacity="100%"/>
      <style:paragraph-properties fo:text-align="center"/>
    </style:style>
    <style:style style:name="P4" style:family="paragraph">
      <loext:graphic-properties draw:fill-color="#000000" draw:opacity="100%"/>
      <style:paragraph-properties fo:text-align="center"/>
    </style:style>
    <style:style style:name="P5" style:family="paragraph">
      <loext:graphic-properties draw:fill-color="#999999" draw:opacity="100%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0000" draw:opacity="100%"/>
      <style:paragraph-properties fo:text-align="center"/>
    </style:style>
    <style:style style:name="P8" style:family="paragraph">
      <loext:graphic-properties draw:fill-color="#00a933" draw:opacity="100%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18cm" svg:x2="13.5cm" svg:y2="18cm">
          <text:p/>
        </draw:line>
        <draw:line draw:style-name="gr2" draw:text-style-name="P1" draw:layer="layout" svg:x1="13.5cm" svg:y1="19.5cm" svg:x2="10.5cm" svg:y2="16.5cm">
          <text:p/>
        </draw:line>
        <draw:line draw:style-name="gr1" draw:text-style-name="P1" draw:layer="layout" svg:x1="6cm" svg:y1="18cm" svg:x2="9cm" svg:y2="18cm">
          <text:p/>
        </draw:line>
        <draw:line draw:style-name="gr3" draw:text-style-name="P1" draw:layer="layout" svg:x1="1.5cm" svg:y1="19.5cm" svg:x2="4.5cm" svg:y2="16.5cm">
          <text:p/>
        </draw:line>
        <draw:line draw:style-name="gr1" draw:text-style-name="P1" draw:layer="layout" svg:x1="10.5cm" svg:y1="15cm" svg:x2="13.5cm" svg:y2="15cm">
          <text:p/>
        </draw:line>
        <draw:line draw:style-name="gr3" draw:text-style-name="P1" draw:layer="layout" svg:x1="10.5cm" svg:y1="16.5cm" svg:x2="13.5cm" svg:y2="13.5cm">
          <text:p/>
        </draw:line>
        <draw:line draw:style-name="gr3" draw:text-style-name="P1" draw:layer="layout" svg:x1="7.5cm" svg:y1="15cm" svg:x2="9cm" svg:y2="13.5cm">
          <text:p/>
        </draw:line>
        <draw:line draw:style-name="gr1" draw:text-style-name="P1" draw:layer="layout" svg:x1="6cm" svg:y1="15cm" svg:x2="7.5cm" svg:y2="15cm">
          <text:p/>
        </draw:line>
        <draw:line draw:style-name="gr3" draw:text-style-name="P1" draw:layer="layout" svg:x1="3cm" svg:y1="15cm" svg:x2="4.5cm" svg:y2="13.5cm">
          <text:p/>
        </draw:line>
        <draw:line draw:style-name="gr1" draw:text-style-name="P1" draw:layer="layout" svg:x1="1.5cm" svg:y1="15cm" svg:x2="3cm" svg:y2="15cm">
          <text:p/>
        </draw:line>
        <draw:line draw:style-name="gr1" draw:text-style-name="P1" draw:layer="layout" svg:x1="12cm" svg:y1="12cm" svg:x2="13.5cm" svg:y2="12cm">
          <text:p/>
        </draw:line>
        <draw:line draw:style-name="gr3" draw:text-style-name="P1" draw:layer="layout" svg:x1="10.5cm" svg:y1="13.5cm" svg:x2="13.5cm" svg:y2="10.5cm">
          <text:p/>
        </draw:line>
        <draw:line draw:style-name="gr1" draw:text-style-name="P1" draw:layer="layout" svg:x1="7.5cm" svg:y1="12cm" svg:x2="9cm" svg:y2="12cm">
          <text:p/>
        </draw:line>
        <draw:line draw:style-name="gr2" draw:text-style-name="P1" draw:layer="layout" svg:x1="7.5cm" svg:y1="12cm" svg:x2="6cm" svg:y2="10.5cm">
          <text:p/>
        </draw:line>
        <draw:line draw:style-name="gr2" draw:text-style-name="P1" draw:layer="layout" svg:x1="3cm" svg:y1="12cm" svg:x2="1.5cm" svg:y2="10.5cm">
          <text:p/>
        </draw:line>
        <draw:line draw:style-name="gr1" draw:text-style-name="P1" draw:layer="layout" svg:x1="3cm" svg:y1="12cm" svg:x2="4.5cm" svg:y2="12cm">
          <text:p/>
        </draw:line>
        <draw:line draw:style-name="gr1" draw:text-style-name="P1" draw:layer="layout" svg:x1="10.5cm" svg:y1="9cm" svg:x2="12cm" svg:y2="9cm">
          <text:p/>
        </draw:line>
        <draw:line draw:style-name="gr2" draw:text-style-name="P1" draw:layer="layout" svg:x1="13.5cm" svg:y1="10.5cm" svg:x2="10.5cm" svg:y2="7.5cm">
          <text:p/>
        </draw:line>
        <draw:line draw:style-name="gr1" draw:text-style-name="P1" draw:layer="layout" svg:x1="6cm" svg:y1="9cm" svg:x2="9cm" svg:y2="9cm">
          <text:p/>
        </draw:line>
        <draw:line draw:style-name="gr3" draw:text-style-name="P1" draw:layer="layout" svg:x1="15cm" svg:y1="10.5cm" svg:x2="16.5cm" svg:y2="9cm">
          <text:p/>
        </draw:line>
        <draw:line draw:style-name="gr1" draw:text-style-name="P1" draw:layer="layout" svg:x1="15cm" svg:y1="9cm" svg:x2="16.5cm" svg:y2="9cm">
          <text:p/>
        </draw:line>
        <draw:line draw:style-name="gr2" draw:text-style-name="P1" draw:layer="layout" svg:x1="18cm" svg:y1="10.5cm" svg:x2="15cm" svg:y2="7.5cm">
          <text:p/>
        </draw:line>
        <draw:line draw:style-name="gr1" draw:text-style-name="P1" draw:layer="layout" svg:x1="15cm" svg:y1="6cm" svg:x2="16.5cm" svg:y2="6cm">
          <text:p/>
        </draw:line>
        <draw:line draw:style-name="gr3" draw:text-style-name="P1" draw:layer="layout" svg:x1="15cm" svg:y1="7.5cm" svg:x2="18cm" svg:y2="4.5cm">
          <text:p/>
        </draw:line>
        <draw:line draw:style-name="gr2" draw:text-style-name="P1" draw:layer="layout" svg:x1="16.5cm" svg:y1="6cm" svg:x2="15cm" svg:y2="4.5cm">
          <text:p/>
        </draw:line>
        <draw:line draw:style-name="gr1" draw:text-style-name="P1" draw:layer="layout" svg:x1="10.5cm" svg:y1="6cm" svg:x2="13.5cm" svg:y2="6cm">
          <text:p/>
        </draw:line>
        <draw:line draw:style-name="gr3" draw:text-style-name="P1" draw:layer="layout" svg:x1="10.5cm" svg:y1="7.5cm" svg:x2="12cm" svg:y2="6cm">
          <text:p/>
        </draw:line>
        <draw:line draw:style-name="gr1" draw:text-style-name="P1" draw:layer="layout" svg:x1="6cm" svg:y1="6cm" svg:x2="9cm" svg:y2="6cm">
          <text:p/>
        </draw:line>
        <draw:line draw:style-name="gr2" draw:text-style-name="P1" draw:layer="layout" svg:x1="4.5cm" svg:y1="10.5cm" svg:x2="1.5cm" svg:y2="7.5cm">
          <text:p/>
        </draw:line>
        <draw:line draw:style-name="gr3" draw:text-style-name="P1" draw:layer="layout" svg:x1="1.5cm" svg:y1="7.5cm" svg:x2="4.5cm" svg:y2="4.5cm">
          <text:p/>
        </draw:line>
        <draw:line draw:style-name="gr1" draw:text-style-name="P1" draw:layer="layout" svg:x1="15cm" svg:y1="3cm" svg:x2="18cm" svg:y2="3cm">
          <text:p/>
        </draw:line>
        <draw:line draw:style-name="gr3" draw:text-style-name="P1" draw:layer="layout" svg:x1="16.5cm" svg:y1="3cm" svg:x2="18cm" svg:y2="1.5cm">
          <text:p/>
        </draw:line>
        <draw:line draw:style-name="gr2" draw:text-style-name="P1" draw:layer="layout" svg:x1="18cm" svg:y1="4.5cm" svg:x2="16.5cm" svg:y2="3cm">
          <text:p/>
        </draw:line>
        <draw:line draw:style-name="gr1" draw:text-style-name="P1" draw:layer="layout" svg:x1="10.5cm" svg:y1="3cm" svg:x2="13.5cm" svg:y2="3cm">
          <text:p/>
        </draw:line>
        <draw:line draw:style-name="gr2" draw:text-style-name="P1" draw:layer="layout" svg:x1="12cm" svg:y1="3cm" svg:x2="10.5cm" svg:y2="1.5cm">
          <text:p/>
        </draw:line>
        <draw:line draw:style-name="gr1" draw:text-style-name="P1" draw:layer="layout" svg:x1="6cm" svg:y1="3cm" svg:x2="9cm" svg:y2="3cm">
          <text:p/>
        </draw:line>
        <draw:line draw:style-name="gr1" draw:text-style-name="P1" draw:layer="layout" svg:x1="1.5cm" svg:y1="3cm" svg:x2="4.5cm" svg:y2="3cm">
          <text:p/>
        </draw:line>
        <draw:g>
          <draw:custom-shape draw:style-name="gr4" draw:text-style-name="P2" draw:layer="layout" svg:width="3cm" svg:height="3cm" svg:x="1.5cm" svg:y="1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cm" svg:height="0.5cm" svg:x="2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3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6.011cm" svg:y="16.4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cm" svg:height="0.5cm" svg:x="7.261cm" svg:y="1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8.261cm" svg:y="1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6.261cm" svg:y="1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6cm" svg:y="7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5cm" svg:height="0.5cm" svg:x="7.2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8.2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6.2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0.5cm" svg:y="1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5cm" svg:height="0.5cm" svg:x="11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2.735cm" svg:y="2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0.5cm" svg:y="7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5cm" svg:height="0.5cm" svg:x="11.7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3cm" svg:height="0.53cm" svg:x="12.735cm" svg:y="9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1.5cm" svg:y="13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cm" svg:height="0.5cm" svg:x="1.7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2.7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3.75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0.5cm" svg:y="4.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6" draw:layer="layout" svg:width="0.5cm" svg:height="0.5cm" svg:x="11.75cm" svg:y="5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5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0.75cm" svg:y="6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2.765cm" svg:y="5.7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0">
          <draw:custom-shape draw:style-name="gr8" draw:text-style-name="P2" draw:layer="layout" svg:width="3cm" svg:height="3cm" svg:x="10.5cm" svg:y="13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6" draw:layer="layout" svg:width="0.5cm" svg:height="0.5cm" svg:x="11.75cm" svg:y="14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2.75cm" svg:y="14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0.75cm" svg:y="15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53cm" svg:height="0.53cm" svg:x="10.735cm" svg:y="14.73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2.75cm" svg:y="13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5cm" svg:height="0.5cm" svg:x="16.25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7.235cm" svg:y="4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4" draw:text-style-name="P1" draw:layer="layout" svg:x1="8.5cm" svg:y1="2cm" svg:x2="7cm" svg:y2="2cm">
            <text:p/>
          </draw:line>
          <draw:custom-shape draw:style-name="gr4" draw:text-style-name="P2" draw:layer="layout" svg:width="3cm" svg:height="3cm" svg:x="6cm" svg:y="1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0.5cm" svg:height="0.5cm" svg:x="7.2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8.2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6.2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0.5cm" svg:height="0.5cm" svg:x="8.2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0.5cm" svg:height="0.5cm" svg:x="7.2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6.6cm" svg:y1="2cm" svg:x2="7cm" svg:y2="2cm">
            <text:p/>
          </draw:line>
          <draw:line draw:style-name="gr18" draw:text-style-name="P1" draw:layer="layout" svg:x1="6.6cm" svg:y1="1.7cm" svg:x2="6.6cm" svg:y2="2.3cm">
            <text:p/>
          </draw:line>
        </draw:g>
        <draw:g>
          <draw:custom-shape draw:style-name="gr4" draw:text-style-name="P2" draw:layer="layout" svg:width="3cm" svg:height="3cm" svg:x="1.5cm" svg:y="16.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5cm" svg:height="0.5cm" svg:x="2.75cm" svg:y="1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3.75cm" svg:y="1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.75cm" svg:y="1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1.5cm" svg:y="4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cm" svg:height="0.5cm" svg:x="3.7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.75cm" svg:y="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5cm" svg:height="0.5cm" svg:x="2.75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6cm" svg:y="13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5cm" svg:height="0.5cm" svg:x="7.2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8.25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6.2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6" draw:layer="layout" svg:width="0.5cm" svg:height="0.5cm" svg:x="16.25cm" svg:y="2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7.25cm" svg:y="2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7.25cm" svg:y="3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65cm" svg:y="2.73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7.25cm" svg:y="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svg:x="1.5cm" svg:y="10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5cm" svg:height="0.5cm" svg:x="3.75cm" svg:y="1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2.75cm" svg:y="1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.75cm" svg:y="10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4" draw:text-style-name="P1" draw:layer="layout" svg:x1="6.5cm" svg:y1="5cm" svg:x2="8cm" svg:y2="5cm">
            <text:p/>
          </draw:line>
          <draw:custom-shape draw:style-name="gr4" draw:text-style-name="P2" draw:layer="layout" svg:width="3cm" svg:height="3cm" svg:x="6cm" svg:y="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7" draw:layer="layout" svg:width="0.5cm" svg:height="0.5cm" svg:x="7.25cm" svg:y="5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6.25cm" svg:y="5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8.25cm" svg:y="5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0.5cm" svg:height="0.5cm" svg:x="6.25cm" svg:y="4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0.5cm" svg:height="0.5cm" svg:x="7.25cm" svg:y="4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8.4cm" svg:y1="5cm" svg:x2="8cm" svg:y2="5cm">
            <text:p/>
          </draw:line>
          <draw:line draw:style-name="gr18" draw:text-style-name="P1" draw:layer="layout" svg:x1="8.4cm" svg:y1="4.7cm" svg:x2="8.4cm" svg:y2="5.3cm">
            <text:p/>
          </draw:line>
        </draw:g>
        <draw:g>
          <draw:custom-shape draw:style-name="gr8" draw:text-style-name="P2" draw:layer="layout" svg:width="3cm" svg:height="3cm" svg:x="10.5cm" svg:y="10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6" draw:layer="layout" svg:width="0.5cm" svg:height="0.5cm" svg:x="11.75cm" svg:y="1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2.75cm" svg:y="1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2.75cm" svg:y="10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3cm" svg:height="0.53cm" svg:x="10.735cm" svg:y="12.73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0">
          <draw:custom-shape draw:style-name="gr8" draw:text-style-name="P2" draw:layer="layout" svg:width="3cm" svg:height="3cm" svg:x="10.5cm" svg:y="16.5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6" draw:layer="layout" svg:width="0.5cm" svg:height="0.5cm" svg:x="11.75cm" svg:y="17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0.75cm" svg:y="17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2.75cm" svg:y="18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53cm" svg:height="0.53cm" svg:x="12.735cm" svg:y="17.73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cm" svg:height="0.5cm" svg:x="10.75cm" svg:y="16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" draw:layer="layout" svg:width="3cm" svg:height="3cm" svg:x="15cm" svg:y="7.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6" draw:layer="layout" svg:width="0.5cm" svg:height="0.5cm" svg:x="16.25cm" svg:y="8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8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7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7.235cm" svg:y="9.76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15.25cm" svg:y="9.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3cm" svg:height="3cm" draw:transform="rotate (-3.14159265358979) translate (9cm 13.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" draw:text-style-name="P5" draw:layer="layout" svg:width="0.5cm" svg:height="0.5cm" draw:transform="rotate (-3.14159265358979) translate (7.75cm 12.2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draw:transform="rotate (-3.14159265358979) translate (6.75cm 11.2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draw:transform="rotate (-3.14159265358979) translate (8.75cm 12.2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9" draw:layer="layout" svg:width="1.349cm" svg:height="0.962cm" svg:x="4.5cm" svg:y="2.538cm">
          <draw:text-box>
            <text:p>G1</text:p>
          </draw:text-box>
        </draw:frame>
        <draw:frame draw:style-name="gr22" draw:text-style-name="P9" draw:layer="layout" svg:width="1.311cm" svg:height="0.962cm" svg:x="4.5cm" svg:y="5.5cm">
          <draw:text-box>
            <text:p>D1</text:p>
          </draw:text-box>
        </draw:frame>
        <draw:g>
          <draw:custom-shape draw:style-name="gr4" draw:text-style-name="P2" draw:layer="layout" svg:width="3cm" svg:height="3cm" svg:x="1.5cm" svg:y="7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5cm" svg:height="0.5cm" svg:x="1.75cm" svg:y="7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5cm" svg:x="3.75cm" svg:y="9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5cm" svg:height="0.5cm" svg:x="2.75cm" svg:y="8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9" draw:layer="layout" svg:width="1.311cm" svg:height="0.962cm" svg:x="4.556cm" svg:y="8.492cm">
          <draw:text-box>
            <text:p>D2</text:p>
          </draw:text-box>
        </draw:frame>
        <draw:custom-shape draw:style-name="gr23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.5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.5cm" svg:y="1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.5cm" svg:y="16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6cm" svg:y="1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6cm" svg:y="4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6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6cm" svg:y="1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6cm" svg:y="16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0.5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0.5cm" svg:y="10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0.5cm" svg:y="16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5cm" svg:y="1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5cm" svg:y="4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cm" svg:x="15cm" svg:y="7.5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1.4cm" svg:height="0.962cm" svg:x="4.5cm" svg:y="11.5cm">
          <draw:text-box>
            <text:p>B1</text:p>
          </draw:text-box>
        </draw:frame>
        <draw:frame draw:style-name="gr25" draw:text-style-name="P9" draw:layer="layout" svg:width="1.277cm" svg:height="0.962cm" svg:x="4.558cm" svg:y="14.435cm">
          <draw:text-box>
            <text:p>B2</text:p>
          </draw:text-box>
        </draw:frame>
        <draw:frame draw:style-name="gr25" draw:text-style-name="P9" draw:layer="layout" svg:width="1.277cm" svg:height="0.962cm" svg:x="4.5cm" svg:y="17.538cm">
          <draw:text-box>
            <text:p>E1</text:p>
          </draw:text-box>
        </draw:frame>
        <draw:frame draw:style-name="gr25" draw:text-style-name="P9" draw:layer="layout" svg:width="1.277cm" svg:height="0.962cm" svg:x="9.049cm" svg:y="2.561cm">
          <draw:text-box>
            <text:p>S1</text:p>
          </draw:text-box>
        </draw:frame>
        <draw:frame draw:style-name="gr25" draw:text-style-name="P9" draw:layer="layout" svg:width="1.277cm" svg:height="0.962cm" svg:x="9.023cm" svg:y="5.5cm">
          <draw:text-box>
            <text:p>S2</text:p>
          </draw:text-box>
        </draw:frame>
        <draw:frame draw:style-name="gr25" draw:text-style-name="P9" draw:layer="layout" svg:width="1.277cm" svg:height="0.962cm" svg:x="9.023cm" svg:y="8.538cm">
          <draw:text-box>
            <text:p>V1</text:p>
          </draw:text-box>
        </draw:frame>
        <draw:frame draw:style-name="gr25" draw:text-style-name="P9" draw:layer="layout" svg:width="1.277cm" svg:height="0.962cm" svg:x="9.023cm" svg:y="11.5cm">
          <draw:text-box>
            <text:p>V2</text:p>
          </draw:text-box>
        </draw:frame>
        <draw:frame draw:style-name="gr25" draw:text-style-name="P9" draw:layer="layout" svg:width="1.277cm" svg:height="0.962cm" svg:x="9.023cm" svg:y="14.438cm">
          <draw:text-box>
            <text:p>V3</text:p>
          </draw:text-box>
        </draw:frame>
        <draw:frame draw:style-name="gr25" draw:text-style-name="P9" draw:layer="layout" svg:width="1.277cm" svg:height="0.962cm" svg:x="9cm" svg:y="17.538cm">
          <draw:text-box>
            <text:p>E2</text:p>
          </draw:text-box>
        </draw:frame>
        <draw:frame draw:style-name="gr26" draw:text-style-name="P9" draw:layer="layout" svg:width="1.455cm" svg:height="0.962cm" svg:x="13.5cm" svg:y="2.5cm">
          <draw:text-box>
            <text:p>W1</text:p>
          </draw:text-box>
        </draw:frame>
        <draw:frame draw:style-name="gr26" draw:text-style-name="P9" draw:layer="layout" svg:width="1.455cm" svg:height="0.962cm" svg:x="13.545cm" svg:y="5.5cm">
          <draw:text-box>
            <text:p>W2</text:p>
          </draw:text-box>
        </draw:frame>
        <draw:frame draw:style-name="gr26" draw:text-style-name="P9" draw:layer="layout" svg:width="1.455cm" svg:height="0.962cm" svg:x="13.545cm" svg:y="8.538cm">
          <draw:text-box>
            <text:p>W3</text:p>
          </draw:text-box>
        </draw:frame>
        <draw:frame draw:style-name="gr26" draw:text-style-name="P9" draw:layer="layout" svg:width="1.455cm" svg:height="0.962cm" svg:x="13.545cm" svg:y="11.5cm">
          <draw:text-box>
            <text:p>W4</text:p>
          </draw:text-box>
        </draw:frame>
        <draw:frame draw:style-name="gr25" draw:text-style-name="P9" draw:layer="layout" svg:width="1.277cm" svg:height="0.962cm" svg:x="13.5cm" svg:y="14.438cm">
          <draw:text-box>
            <text:p>K1</text:p>
          </draw:text-box>
        </draw:frame>
        <draw:frame draw:style-name="gr25" draw:text-style-name="P9" draw:layer="layout" svg:width="1.277cm" svg:height="0.962cm" svg:x="13.523cm" svg:y="17.5cm">
          <draw:text-box>
            <text:p>K2</text:p>
          </draw:text-box>
        </draw:frame>
        <draw:frame draw:style-name="gr27" draw:text-style-name="P9" draw:layer="layout" svg:width="1.806cm" svg:height="0.962cm" svg:x="18cm" svg:y="2.5cm">
          <draw:text-box>
            <text:p>3W1</text:p>
          </draw:text-box>
        </draw:frame>
        <draw:frame draw:style-name="gr27" draw:text-style-name="P9" draw:layer="layout" svg:width="1.806cm" svg:height="0.962cm" svg:x="18cm" svg:y="5.5cm">
          <draw:text-box>
            <text:p>3W2</text:p>
          </draw:text-box>
        </draw:frame>
        <draw:frame draw:style-name="gr27" draw:text-style-name="P9" draw:layer="layout" svg:width="1.806cm" svg:height="0.962cm" svg:x="18cm" svg:y="8.538cm">
          <draw:text-box>
            <text:p>3W3</text:p>
          </draw:text-box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0:13:42.664532359</meta:creation-date>
    <dc:date>2019-08-06T17:33:10.272969359</dc:date>
    <meta:editing-duration>PT7H5M44S</meta:editing-duration>
    <meta:editing-cycles>88</meta:editing-cycles>
    <meta:generator>LibreOffice/6.2.5.2$Linux_X86_64 LibreOffice_project/20$Build-2</meta:generator>
    <meta:document-statistic meta:object-count="211"/>
  </office:meta>
</office:document-meta>
</file>